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69cm"/>
    </style:style>
    <style:style style:name="Table3.B" style:family="table-column">
      <style:table-column-properties style:column-width="1.305cm"/>
    </style:style>
    <style:style style:name="Table3.C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.305cm"/>
    </style:style>
    <style:style style:name="Table1.C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69cm"/>
    </style:style>
    <style:style style:name="Table2.B" style:family="table-column">
      <style:table-column-properties style:column-width="1.305cm"/>
    </style:style>
    <style:style style:name="Table2.C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1.305cm"/>
    </style:style>
    <style:style style:name="Table6.C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69cm"/>
    </style:style>
    <style:style style:name="Table4.B" style:family="table-column">
      <style:table-column-properties style:column-width="1.305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1" style:family="table-row">
      <style:table-row-properties style:min-row-height="0.80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5" style:family="table">
      <style:table-properties style:width="16.803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305cm"/>
    </style:style>
    <style:style style:name="Table5.C" style:family="table-column">
      <style:table-column-properties style:column-width="1.498cm"/>
    </style:style>
    <style:style style:name="Table5.G" style:family="table-column">
      <style:table-column-properties style:column-width="4.817cm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6.803cm" table:align="left"/>
    </style:style>
    <style:style style:name="Table7.A" style:family="table-column">
      <style:table-column-properties style:column-width="4.69cm"/>
    </style:style>
    <style:style style:name="Table7.B" style:family="table-column">
      <style:table-column-properties style:column-width="1.305cm"/>
    </style:style>
    <style:style style:name="Table7.C" style:family="table-column">
      <style:table-column-properties style:column-width="1.498cm"/>
    </style:style>
    <style:style style:name="Table7.G" style:family="table-column">
      <style:table-column-properties style:column-width="4.817cm"/>
    </style:style>
    <style:style style:name="Table7.A1" style:family="table-cell">
      <style:table-cell-properties fo:padding="0.097cm" fo:border="none"/>
    </style:style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Title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rsid="00088b46" officeooo:paragraph-rsid="0010a861"/>
    </style:style>
    <style:style style:name="P4" style:family="paragraph" style:parent-style-name="Standard">
      <style:text-properties officeooo:paragraph-rsid="00051781"/>
    </style:style>
    <style:style style:name="P5" style:family="paragraph" style:parent-style-name="Standard">
      <style:text-properties fo:font-size="14pt" officeooo:rsid="0009a6db" officeooo:paragraph-rsid="0009a6db" style:font-size-asian="14pt" style:font-size-complex="14pt"/>
    </style:style>
    <style:style style:name="P6" style:family="paragraph" style:parent-style-name="Standard">
      <style:text-properties fo:font-size="14pt" officeooo:rsid="0009a6db" officeooo:paragraph-rsid="000e216a" style:font-size-asian="14pt" style:font-size-complex="14pt"/>
    </style:style>
    <style:style style:name="P7" style:family="paragraph" style:parent-style-name="Standard">
      <style:text-properties fo:font-size="14pt" officeooo:rsid="0009a6db" officeooo:paragraph-rsid="001bfa8a" style:font-size-asian="14pt" style:font-size-complex="14pt"/>
    </style:style>
    <style:style style:name="P8" style:family="paragraph" style:parent-style-name="Standard">
      <style:text-properties fo:font-size="14pt" officeooo:rsid="0009a6db" officeooo:paragraph-rsid="001d987f" style:font-size-asian="14pt" style:font-size-complex="14pt"/>
    </style:style>
    <style:style style:name="P9" style:family="paragraph" style:parent-style-name="Standard">
      <style:text-properties fo:font-size="14pt" officeooo:rsid="001b3518" officeooo:paragraph-rsid="001b3518" style:font-size-asian="14pt" style:font-size-complex="14pt"/>
    </style:style>
    <style:style style:name="P10" style:family="paragraph" style:parent-style-name="Standard">
      <style:text-properties fo:font-size="14pt" officeooo:rsid="001b3518" officeooo:paragraph-rsid="001d987f" style:font-size-asian="14pt" style:font-size-complex="14pt"/>
    </style:style>
    <style:style style:name="P11" style:family="paragraph" style:parent-style-name="Standard">
      <style:text-properties fo:font-size="14pt" officeooo:paragraph-rsid="0008942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paragraph-rsid="00089427"/>
    </style:style>
    <style:style style:name="P13" style:family="paragraph" style:parent-style-name="Standard">
      <style:paragraph-properties fo:text-align="center" style:justify-single-word="false"/>
      <style:text-properties officeooo:paragraph-rsid="000e216a"/>
    </style:style>
    <style:style style:name="P14" style:family="paragraph" style:parent-style-name="Standard">
      <style:paragraph-properties fo:text-align="center" style:justify-single-word="false"/>
      <style:text-properties officeooo:paragraph-rsid="001bfa8a"/>
    </style:style>
    <style:style style:name="P15" style:family="paragraph" style:parent-style-name="Standard">
      <style:paragraph-properties fo:text-align="center" style:justify-single-word="false"/>
      <style:text-properties officeooo:paragraph-rsid="001d987f"/>
    </style:style>
    <style:style style:name="P16" style:family="paragraph" style:parent-style-name="Standard">
      <style:text-properties officeooo:paragraph-rsid="00089427"/>
    </style:style>
    <style:style style:name="P17" style:family="paragraph" style:parent-style-name="Standard">
      <style:text-properties officeooo:paragraph-rsid="0010a861"/>
    </style:style>
    <style:style style:name="P18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19" style:family="paragraph" style:parent-style-name="Standard">
      <style:text-properties officeooo:paragraph-rsid="001bfa8a"/>
    </style:style>
    <style:style style:name="P20" style:family="paragraph" style:parent-style-name="Standard">
      <style:text-properties officeooo:paragraph-rsid="001d987f"/>
    </style:style>
    <style:style style:name="P21" style:family="paragraph" style:parent-style-name="Standard">
      <style:text-properties officeooo:paragraph-rsid="001ece62"/>
    </style:style>
    <style:style style:name="P22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23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4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5" style:family="paragraph" style:parent-style-name="Table_20_Contents">
      <style:paragraph-properties fo:text-align="center" style:justify-single-word="false"/>
      <style:text-properties officeooo:paragraph-rsid="001bfa8a"/>
    </style:style>
    <style:style style:name="P26" style:family="paragraph" style:parent-style-name="Table_20_Contents">
      <style:paragraph-properties fo:text-align="center" style:justify-single-word="false"/>
      <style:text-properties officeooo:paragraph-rsid="001d987f"/>
    </style:style>
    <style:style style:name="P27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28" style:family="paragraph" style:parent-style-name="Table_20_Contents">
      <style:text-properties fo:font-size="14pt" officeooo:rsid="001b3518" officeooo:paragraph-rsid="001b3518" style:font-size-asian="14pt" style:font-size-complex="14pt"/>
    </style:style>
    <style:style style:name="P29" style:family="paragraph" style:parent-style-name="Table_20_Contents">
      <style:text-properties fo:font-size="14pt" officeooo:rsid="001bfa8a" officeooo:paragraph-rsid="001bfa8a" style:font-size-asian="14pt" style:font-size-complex="14pt"/>
    </style:style>
    <style:style style:name="P30" style:family="paragraph" style:parent-style-name="Table_20_Contents">
      <style:text-properties fo:font-size="14pt" officeooo:rsid="001bfa8a" officeooo:paragraph-rsid="0020e872" style:font-size-asian="14pt" style:font-size-complex="14pt"/>
    </style:style>
    <style:style style:name="P31" style:family="paragraph" style:parent-style-name="Table_20_Contents">
      <style:text-properties fo:font-size="14pt" officeooo:rsid="001d987f" officeooo:paragraph-rsid="001d987f" style:font-size-asian="14pt" style:font-size-complex="14pt"/>
    </style:style>
    <style:style style:name="P32" style:family="paragraph" style:parent-style-name="Table_20_Contents">
      <style:text-properties fo:font-size="14pt" officeooo:rsid="0020e872" officeooo:paragraph-rsid="0020e872" style:font-size-asian="14pt" style:font-size-complex="14pt"/>
    </style:style>
    <style:style style:name="P33" style:family="paragraph" style:parent-style-name="Table_20_Contents">
      <style:text-properties officeooo:paragraph-rsid="00089427"/>
    </style:style>
    <style:style style:name="P34" style:family="paragraph">
      <style:paragraph-properties fo:text-align="center"/>
    </style:style>
    <style:style style:name="P35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officeooo:rsid="00088b4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88b46" style:font-size-asian="14pt" style:font-size-complex="14pt"/>
    </style:style>
    <style:style style:name="T5" style:family="text">
      <style:text-properties fo:font-size="14pt" officeooo:rsid="00089427" style:font-size-asian="14pt" style:font-size-complex="14pt"/>
    </style:style>
    <style:style style:name="T6" style:family="text">
      <style:text-properties fo:font-size="14pt" officeooo:rsid="001b3518" style:font-size-asian="14pt" style:font-size-complex="14pt"/>
    </style:style>
    <style:style style:name="T7" style:family="text">
      <style:text-properties fo:font-size="14pt" officeooo:rsid="001bfa8a" style:font-size-asian="14pt" style:font-size-complex="14pt"/>
    </style:style>
    <style:style style:name="T8" style:family="text">
      <style:text-properties fo:font-size="14pt" officeooo:rsid="001d987f" style:font-size-asian="14pt" style:font-size-complex="14pt"/>
    </style:style>
    <style:style style:name="T9" style:family="text">
      <style:text-properties fo:font-size="14pt" officeooo:rsid="001ec766" style:font-size-asian="14pt" style:font-size-complex="14pt"/>
    </style:style>
    <style:style style:name="T10" style:family="text">
      <style:text-properties fo:font-size="14pt" officeooo:rsid="001ece62" style:font-size-asian="14pt" style:font-size-complex="14pt"/>
    </style:style>
    <style:style style:name="T11" style:family="text">
      <style:text-properties fo:font-size="14pt" officeooo:rsid="002331d6" style:font-size-asian="14pt" style:font-size-complex="14pt"/>
    </style:style>
    <style:style style:name="T12" style:family="text">
      <style:text-properties fo:font-size="14pt" officeooo:rsid="0024cdba" style:font-size-asian="14pt" style:font-size-complex="14pt"/>
    </style:style>
    <style:style style:name="T13" style:family="text">
      <style:text-properties fo:font-size="7pt" officeooo:rsid="000f40d2" style:font-size-asian="7pt" style:font-size-complex="7pt"/>
    </style:style>
    <style:style style:name="T14" style:family="text">
      <style:text-properties fo:font-size="7pt" officeooo:rsid="00088b46" style:font-size-asian="7pt" style:font-size-complex="7pt"/>
    </style:style>
    <style:style style:name="T15" style:family="text">
      <style:text-properties officeooo:rsid="0019be8e"/>
    </style:style>
    <style:style style:name="T16" style:family="text">
      <style:text-properties officeooo:rsid="001d987f"/>
    </style:style>
    <style:style style:name="T17" style:family="text">
      <style:text-properties officeooo:rsid="001dd7ed"/>
    </style:style>
    <style:style style:name="T18" style:family="text">
      <style:text-properties officeooo:rsid="00207fe9"/>
    </style:style>
    <style:style style:name="T19" style:family="text">
      <style:text-properties officeooo:rsid="0020e872"/>
    </style:style>
    <style:style style:name="T20" style:family="text">
      <style:text-properties officeooo:rsid="0021bc91"/>
    </style:style>
    <style:style style:name="T21" style:family="text">
      <style:text-properties officeooo:rsid="002331d6"/>
    </style:style>
    <style:style style:name="T22" style:family="text">
      <style:text-properties officeooo:rsid="0024cdba"/>
    </style:style>
    <style:style style:name="T23" style:family="text">
      <style:text-properties officeooo:rsid="002660f9"/>
    </style:style>
    <style:style style:name="T24" style:family="text">
      <style:text-properties officeooo:rsid="00284e89"/>
    </style:style>
    <style:style style:name="gr1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/>
    </style:style>
    <style:style style:name="gr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Union Rose” <text:span text:style-name="T1">W</text:span>orkshop <text:span text:style-name="T15">Musician’s </text:span><text:span text:style-name="T1">F</text:span>eedback</text:p>
      <text:p text:style-name="P1">23 Feb 2022 Deptford Town Hall</text:p>
      <text:p text:style-name="P4"/>
      <text:p text:style-name="P18">Please fill in this feedback form and return it before you leave.</text:p>
      <text:p text:style-name="P4"/>
      <text:p text:style-name="P3"><text:span text:style-name="T3">How satisfied were you with the workshop overall?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140373508317504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33"/>
          </table:table-cell>
        </table:table-row>
        <table:table-row table:style-name="Table1.2">
          <table:table-cell table:style-name="Table1.A1" office:value-type="string">
            <text:p text:style-name="P27">Not very </text:p>
          </table:table-cell>
          <table:table-cell table:style-name="Table1.A1" office:value-type="string">
            <text:p text:style-name="P23"><draw:custom-shape text:anchor-type="paragraph" draw:z-index="0" draw:name="Shape 1" draw:style-name="gr3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2"><draw:custom-shape text:anchor-type="paragraph" draw:z-index="1" draw:name="Shape 2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2"><draw:custom-shape text:anchor-type="paragraph" draw:z-index="2" draw:name="Shape 3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2"><draw:custom-shape text:anchor-type="paragraph" draw:z-index="3" draw:name="Shape 4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2"><draw:custom-shape text:anchor-type="paragraph" draw:z-index="4" draw:name="Shape 5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7">It was great</text:p>
          </table:table-cell>
        </table:table-row>
      </table:table>
      <text:p text:style-name="P16"><draw:line text:anchor-type="paragraph" draw:z-index="15" draw:name="Horizontal line 1" draw:style-name="gr1" draw:text-style-name="P34" svg:x1="0.023cm" svg:y1="0.125cm" svg:x2="16.967cm" svg:y2="0.125cm"><text:p/></draw:line></text:p>
      <text:p text:style-name="P19"><text:span text:style-name="T7">How satisfied were you with the system stability and performance</text:span><text:span text:style-name="T4">?</text:span></text:p>
      <text:p text:style-name="P19"><text:span text:style-name="T14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29">Didn’t work at all</text:p>
          </table:table-cell>
          <table:table-cell table:style-name="Table4.B1" office:value-type="string">
            <text:p text:style-name="P25"><draw:custom-shape text:anchor-type="paragraph" draw:z-index="24" draw:name="Shape 16" draw:style-name="gr2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4"><draw:custom-shape text:anchor-type="paragraph" draw:z-index="25" draw:name="Shape 17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4"><draw:custom-shape text:anchor-type="paragraph" draw:z-index="26" draw:name="Shape 18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4"><draw:custom-shape text:anchor-type="paragraph" draw:z-index="27" draw:name="Shape 19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4"><draw:custom-shape text:anchor-type="paragraph" draw:z-index="28" draw:name="Shape 20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29">Worked very well</text:p>
          </table:table-cell>
        </table:table-row>
      </table:table>
      <text:p text:style-name="P19"><draw:line text:anchor-type="paragraph" draw:z-index="29" draw:name="Horizontal line 4" draw:style-name="gr1" draw:text-style-name="P34" svg:x1="0.023cm" svg:y1="0.125cm" svg:x2="16.967cm" svg:y2="0.125cm"><text:p/></draw:line><text:span text:style-name="T5"/></text:p>
      <text:p text:style-name="P17"><text:span text:style-name="T4">How </text:span><text:span text:style-name="T8">easy, or difficult </text:span><text:span text:style-name="T6">did you find ‘</text:span><text:span text:style-name="T8">Union Rose’ </text:span><text:span text:style-name="T6">notation</text:span><text:span text:style-name="T4">?</text:span></text:p>
      <text:p text:style-name="P17"><text:span text:style-name="T13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40375055545248">
          <table:table-cell table:style-name="Table3.A1" office:value-type="string">
            <text:p text:style-name="P28">Too easy</text:p>
          </table:table-cell>
          <table:table-cell table:style-name="Table3.A1" office:value-type="string">
            <text:p text:style-name="P23"><draw:custom-shape text:anchor-type="paragraph" draw:z-index="5" draw:name="Shape 6" draw:style-name="gr2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2"><draw:custom-shape text:anchor-type="paragraph" draw:z-index="6" draw:name="Shape 7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2"><draw:custom-shape text:anchor-type="paragraph" draw:z-index="7" draw:name="Shape 8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2"><draw:custom-shape text:anchor-type="paragraph" draw:z-index="8" draw:name="Shape 9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2"><draw:custom-shape text:anchor-type="paragraph" draw:z-index="9" draw:name="Shape 10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8">Impossible to perform</text:p>
          </table:table-cell>
        </table:table-row>
      </table:table>
      <text:p text:style-name="P11"><draw:line text:anchor-type="paragraph" draw:z-index="21" draw:name="Horizontal line 2" draw:style-name="gr1" draw:text-style-name="P34" svg:x1="0.023cm" svg:y1="0.125cm" svg:x2="16.967cm" svg:y2="0.125cm"><text:p/></draw:line></text:p>
      <text:p text:style-name="P20"><text:span text:style-name="T4">How </text:span><text:span text:style-name="T9">satisfied were you with</text:span><text:span text:style-name="T6"> the </text:span><text:span text:style-name="T8">dynamic </text:span><text:span text:style-name="T6">notation </text:span><text:span text:style-name="T8">overlays</text:span><text:span text:style-name="T4">?</text:span></text:p>
      <text:p text:style-name="P20"><text:span text:style-name="T13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Line140375301210944">
          <table:table-cell table:style-name="Table7.A1" office:value-type="string">
            <text:p text:style-name="P31">Impossible to read</text:p>
          </table:table-cell>
          <table:table-cell table:style-name="Table7.A1" office:value-type="string">
            <text:p text:style-name="P26"><draw:custom-shape text:anchor-type="paragraph" draw:z-index="36" draw:name="Shape 31" draw:style-name="gr2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5"><draw:custom-shape text:anchor-type="paragraph" draw:z-index="37" draw:name="Shape 32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5"><draw:custom-shape text:anchor-type="paragraph" draw:z-index="38" draw:name="Shape 33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5"><draw:custom-shape text:anchor-type="paragraph" draw:z-index="39" draw:name="Shape 34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5"><draw:custom-shape text:anchor-type="paragraph" draw:z-index="40" draw:name="Shape 35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31">Very clear</text:p>
          </table:table-cell>
        </table:table-row>
      </table:table>
      <text:p text:style-name="P10"><draw:line text:anchor-type="paragraph" draw:z-index="41" draw:name="Horizontal line 7" draw:style-name="gr1" draw:text-style-name="P34" svg:x1="0.023cm" svg:y1="0.125cm" svg:x2="16.967cm" svg:y2="0.125cm"><text:p/></draw:line></text:p>
      <text:p text:style-name="P9"><text:span text:style-name="T2">H</text:span>ow useful did you find <text:span text:style-name="T19">the interactive </text:span><text:span text:style-name="T18">instrument opt in/out </text:span><text:span text:style-name="T19">feature</text:span>?</text:p>
      <text:p text:style-name="P17"><text:span text:style-name="T13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40376373246064">
          <table:table-cell table:style-name="Table2.A1" office:value-type="string">
            <text:p text:style-name="P32"><text:span text:style-name="T22">Useless (d</text:span>idn’t <text:span text:style-name="T21">use it</text:span><text:span text:style-name="T22">)</text:span></text:p>
          </table:table-cell>
          <table:table-cell table:style-name="Table2.A1" office:value-type="string">
            <text:p text:style-name="P23"><draw:custom-shape text:anchor-type="paragraph" draw:z-index="10" draw:name="Shape 11" draw:style-name="gr2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2"><draw:custom-shape text:anchor-type="paragraph" draw:z-index="11" draw:name="Shape 12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2"><draw:custom-shape text:anchor-type="paragraph" draw:z-index="12" draw:name="Shape 13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2"><draw:custom-shape text:anchor-type="paragraph" draw:z-index="13" draw:name="Shape 14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2"><draw:custom-shape text:anchor-type="paragraph" draw:z-index="14" draw:name="Shape 15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32">Very useful</text:p>
          </table:table-cell>
        </table:table-row>
      </table:table>
      <text:p text:style-name="P16"><draw:line text:anchor-type="paragraph" draw:z-index="22" draw:name="Horizontal line 3" draw:style-name="gr1" draw:text-style-name="P34" svg:x1="0.023cm" svg:y1="0.125cm" svg:x2="16.967cm" svg:y2="0.125cm"><text:p/></draw:line><text:span text:style-name="T5"/></text:p>
      <text:p text:style-name="P17"><text:span text:style-name="T7">How </text:span><text:span text:style-name="T9">satisfying</text:span><text:span text:style-name="T7"> </text:span><text:span text:style-name="T9">did </text:span><text:span text:style-name="T7">you find </text:span><text:span text:style-name="T10">performing</text:span><text:span text:style-name="T7"> with </text:span><text:span text:style-name="T11">the </text:span><text:span text:style-name="T7">amplified digital audio</text:span><text:span text:style-name="T4">?</text:span></text:p>
      <text:p text:style-name="P17"><text:span text:style-name="T13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4"/>
        <table:table-column table:style-name="Table6.G"/>
        <table:table-row table:style-name="TableLine140373508508160">
          <table:table-cell table:style-name="Table6.A1" office:value-type="string">
            <text:p text:style-name="P29">Didn’t work at all</text:p>
          </table:table-cell>
          <table:table-cell table:style-name="Table6.A1" office:value-type="string">
            <text:p text:style-name="P24"><draw:custom-shape text:anchor-type="paragraph" draw:z-index="16" draw:name="Shape 21" draw:style-name="gr2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3"><draw:custom-shape text:anchor-type="paragraph" draw:z-index="17" draw:name="Shape 22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3"><draw:custom-shape text:anchor-type="paragraph" draw:z-index="18" draw:name="Shape 23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3"><draw:custom-shape text:anchor-type="paragraph" draw:z-index="19" draw:name="Shape 24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3"><draw:custom-shape text:anchor-type="paragraph" draw:z-index="20" draw:name="Shape 25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9">Blended perfectly</text:p>
          </table:table-cell>
        </table:table-row>
      </table:table>
      <text:p text:style-name="P6"><draw:line text:anchor-type="paragraph" draw:z-index="23" draw:name="Horizontal line 5" draw:style-name="gr1" draw:text-style-name="P34" svg:x1="0.023cm" svg:y1="0.125cm" svg:x2="16.967cm" svg:y2="0.125cm"><text:p/></draw:line><text:span text:style-name="T5"/></text:p>
      <text:p text:style-name="P21"><text:span text:style-name="T7">How </text:span><text:span text:style-name="T9">satisfying </text:span><text:span text:style-name="T7">did you find audience participation elements</text:span><text:span text:style-name="T4">?</text:span></text:p>
      <text:p text:style-name="P19"><text:span text:style-name="T13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140373503919520">
          <table:table-cell table:style-name="Table5.A1" office:value-type="string">
            <text:p text:style-name="P32"><text:span text:style-name="T23">No need for </text:span>it</text:p>
          </table:table-cell>
          <table:table-cell table:style-name="Table5.A1" office:value-type="string">
            <text:p text:style-name="P25"><draw:custom-shape text:anchor-type="paragraph" draw:z-index="30" draw:name="Shape 26" draw:style-name="gr2" draw:text-style-name="P35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4"><draw:custom-shape text:anchor-type="paragraph" draw:z-index="31" draw:name="Shape 27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4"><draw:custom-shape text:anchor-type="paragraph" draw:z-index="32" draw:name="Shape 28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4"><draw:custom-shape text:anchor-type="paragraph" draw:z-index="33" draw:name="Shape 29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4"><draw:custom-shape text:anchor-type="paragraph" draw:z-index="34" draw:name="Shape 30" draw:style-name="gr2" draw:text-style-name="P35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30">Worked very well</text:p>
          </table:table-cell>
        </table:table-row>
      </table:table>
      <text:p text:style-name="P7"><draw:line text:anchor-type="paragraph" draw:z-index="35" draw:name="Horizontal line 6" draw:style-name="gr1" draw:text-style-name="P34" svg:x1="0.023cm" svg:y1="0.125cm" svg:x2="16.967cm" svg:y2="0.125cm"><text:p/></draw:line></text:p>
      <text:p text:style-name="P8"><text:span text:style-name="T16">What </text:span><text:span text:style-name="T20">system </text:span><text:span text:style-name="T21">or notation </text:span><text:span text:style-name="T16">improvements would </text:span><text:span text:style-name="T20">be the most beneficial </text:span><text:span text:style-name="T24">in the future</text:span><text:span text:style-name="T16">?</text:span></text:p>
      <text:p text:style-name="P8"/>
      <text:p text:style-name="P8"/>
      <text:p text:style-name="P8"/>
      <text:p text:style-name="P8"/>
      <text:p text:style-name="P5"><text:span text:style-name="T2">Any additional comments regarding the workshop?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2-16T20:04:34.118052951</dc:date>
    <meta:editing-duration>PT2H23M24S</meta:editing-duration>
    <meta:editing-cycles>23</meta:editing-cycles>
    <meta:generator>LibreOffice/7.2.1.2$MacOSX_X86_64 LibreOffice_project/87b77fad49947c1441b67c559c339af8f3517e22</meta:generator>
    <meta:print-date>2022-02-16T17:55:45.822219192</meta:print-date>
    <meta:document-statistic meta:table-count="7" meta:image-count="0" meta:object-count="0" meta:page-count="1" meta:paragraph-count="31" meta:word-count="155" meta:character-count="912" meta:non-whitespace-character-count="786"/>
  </office:meta>
</office:document-meta>
</file>